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66in"/>
    </style:style>
    <style:style style:name="Table1.E" style:family="table-column">
      <style:table-column-properties style:column-width="1.1542in"/>
    </style:style>
    <style:style style:name="Table1.F" style:family="table-column">
      <style:table-column-properties style:column-width="1.1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9b2" officeooo:paragraph-rsid="001899b2"/>
    </style:style>
    <style:style style:name="P2" style:family="paragraph" style:parent-style-name="Table_20_Contents">
      <style:text-properties officeooo:rsid="00191fbc" officeooo:paragraph-rsid="00191fbc"/>
    </style:style>
    <style:style style:name="P3" style:family="paragraph" style:parent-style-name="Table_20_Contents">
      <style:text-properties officeooo:rsid="001d7925" officeooo:paragraph-rsid="001d7925"/>
    </style:style>
    <style:style style:name="P4" style:family="paragraph" style:parent-style-name="Table_20_Contents">
      <style:text-properties officeooo:rsid="001e85e2" officeooo:paragraph-rsid="001e85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dule 1</text:p>
          </table:table-cell>
          <table:table-cell table:style-name="Table1.A1" office:value-type="string">
            <text:p text:style-name="P4">Module 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ddy</text:p>
          </table:table-cell>
          <table:table-cell table:style-name="Table1.A2" office:value-type="string">
            <text:p text:style-name="P1">polling()</text:p>
          </table:table-cell>
          <table:table-cell table:style-name="Table1.A2" office:value-type="string">
            <text:p text:style-name="P3">findPCB()</text:p>
            <text:p text:style-name="P3">free()</text:p>
            <text:p text:style-name="P3">suspend()</text:p>
            <text:p text:style-name="P3">resume(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essica</text:p>
          </table:table-cell>
          <table:table-cell table:style-name="Table1.A2" office:value-type="string">
            <text:p text:style-name="P1">getdate()</text:p>
            <text:p text:style-name="P1">setDate()</text:p>
            <text:p text:style-name="P1">bcdToInt()</text:p>
            <text:p text:style-name="P1">Programmer’s Manual</text:p>
          </table:table-cell>
          <table:table-cell table:style-name="Table1.A2" office:value-type="string">
            <text:p text:style-name="P3">insertPCB()</text:p>
            <text:p text:style-name="P3">showBlocked()</text:p>
            <text:p text:style-name="P3">showReady()</text:p>
            <text:p text:style-name="P3">showAllProcesses()</text:p>
            <text:p text:style-name="P3">setPriority()</text:p>
            <text:p text:style-name="P3">showPCB()</text:p>
            <text:p text:style-name="P3">Programmer’s Manu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ya</text:p>
          </table:table-cell>
          <table:table-cell table:style-name="Table1.A2" office:value-type="string">
            <text:p text:style-name="P1">version()</text:p>
            <text:p text:style-name="P1">shutdown()</text:p>
            <text:p text:style-name="P1">comHand()</text:p>
            <text:p text:style-name="P1">help()</text:p>
          </table:table-cell>
          <table:table-cell table:style-name="Table1.A2" office:value-type="string">
            <text:p text:style-name="P3">comHand()</text:p>
            <text:p text:style-name="P3">allocatePCB()</text:p>
            <text:p text:style-name="P3">setupPCB()</text:p>
            <text:p text:style-name="P3">blockPCB()</text:p>
            <text:p text:style-name="P3">unblockPCB(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hilip</text:p>
          </table:table-cell>
          <table:table-cell table:style-name="Table1.A2" office:value-type="string">
            <text:p text:style-name="P1">gettime()</text:p>
            <text:p text:style-name="P1">setTime()</text:p>
            <text:p text:style-name="P1">intToBcd()</text:p>
            <text:p text:style-name="P1">intToAscii()</text:p>
            <text:p text:style-name="P2">User’s Manual</text:p>
          </table:table-cell>
          <table:table-cell table:style-name="Table1.A2" office:value-type="string">
            <text:p text:style-name="P3">deletePCB()</text:p>
            <text:p text:style-name="P3">createPCB()</text:p>
            <text:p text:style-name="P3">deletePCB()</text:p>
            <text:p text:style-name="P3">history(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0:35:44.726901834</meta:creation-date>
    <dc:date>2020-02-18T05:54:13.033853497</dc:date>
    <meta:editing-duration>PT55M18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40" meta:word-count="45" meta:character-count="402" meta:non-whitespace-character-count="397"/>
  </office:meta>
</office:document-meta>
</file>